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title">
      <style:graphic-properties draw:fill-color="#ffffff" fo:min-height="14.044cm"/>
    </style:style>
    <style:style style:name="pr2" style:family="presentation" style:parent-style-name="lyt-darkblue-notes" style:list-style-name="L5">
      <style:graphic-properties draw:fill-color="#ffffff" draw:auto-grow-height="true" fo:min-height="10.735cm"/>
    </style:style>
    <style:style style:name="pr3" style:family="presentation" style:parent-style-name="lyt-darkblue-title">
      <style:graphic-properties draw:fill-color="#ffffff" draw:auto-grow-height="true" fo:min-height="3.508cm"/>
    </style:style>
    <style:style style:name="pr4" style:family="presentation" style:parent-style-name="lyt-darkblue-outline1">
      <style:graphic-properties draw:fill-color="#ffffff" fo:min-height="13.465cm"/>
    </style:style>
    <style:style style:name="pr5" style:family="presentation" style:parent-style-name="lyt-darkblue-notes">
      <style:graphic-properties draw:fill-color="#ffffff" fo:min-height="10.484cm"/>
    </style:style>
    <style:style style:name="pr6" style:family="presentation" style:parent-style-name="lyt-darkblue-title">
      <style:graphic-properties draw:fill-color="#ffffff" fo:min-height="3.257cm"/>
    </style:style>
    <style:style style:name="pr7" style:family="presentation" style:parent-style-name="lyt-darkblue-subtitle">
      <style:graphic-properties draw:fill-color="#ffffff" fo:min-height="13.465cm"/>
    </style:style>
    <style:style style:name="pr8" style:family="presentation" style:parent-style-name="lyt-darkblue-subtitle" style:list-style-name="L6">
      <style:graphic-properties draw:fill-color="#ffffff" fo:min-height="13.465cm"/>
    </style:style>
    <style:style style:name="pr9" style:family="presentation" style:parent-style-name="lyt-darkblue-title">
      <style:graphic-properties fo:min-height="3.257cm"/>
    </style:style>
    <style:style style:name="pr10" style:family="presentation" style:parent-style-name="lyt-darkblue-outline1">
      <style:graphic-properties fo:min-height="13.61cm"/>
    </style:style>
    <style:style style:name="pr11" style:family="presentation" style:parent-style-name="lyt-darkblue-subtitle" style:list-style-name="L7">
      <style:graphic-properties draw:fill-color="#ffffff" draw:auto-grow-height="true" fo:min-height="13.716cm"/>
    </style:style>
    <style:style style:name="pr12" style:family="presentation" style:parent-style-name="lyt-darkblue-title">
      <style:graphic-properties draw:auto-grow-height="true" fo:min-height="3.508cm"/>
    </style:style>
    <style:style style:name="pr13" style:family="presentation" style:parent-style-name="lyt-darkblue-subtitle">
      <style:graphic-properties draw:fill-color="#ffffff"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align="start" fo:text-indent="-0.6cm"/>
    </style:style>
    <style:style style:name="P5" style:family="paragraph">
      <style:paragraph-properties fo:margin-left="0.6cm" fo:margin-right="0cm" fo:text-align="start" fo:text-indent="-0.6cm"/>
      <style:text-properties fo:font-size="40pt" style:font-size-asian="40pt" style:font-size-complex="4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32pt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margin-left="0.6cm" fo:margin-right="0cm" fo:text-align="start" fo:text-indent="-0.6cm"/>
      <style:text-properties fo:font-size="32pt"/>
    </style:style>
    <style:style style:name="P10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/>
    </style:style>
    <style:style style:name="T4" style:family="text">
      <style:text-properties fo:font-size="32pt"/>
    </style:style>
    <style:style style:name="T5" style:family="text">
      <style:text-properties fo:font-family="'Courier New'" style:font-family-generic="modern" style:font-pitch="fixed" fo:font-size="24pt"/>
    </style:style>
    <style:style style:name="T6" style:family="text">
      <style:text-properties fo:font-family="'Courier New'" style:font-family-generic="modern" style:font-pitch="fixed" fo:font-size="28pt" style:font-size-asian="28pt" style:font-size-complex="28pt"/>
    </style:style>
    <style:style style:name="T7" style:family="text">
      <style:text-properties fo:font-family="'Courier New'" style:font-family-generic="modern" style:font-pitch="fixed" fo:font-size="26pt" style:font-size-asian="26pt" style:font-size-complex="26pt"/>
    </style:style>
    <style:style style:name="T8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1" draw:layer="layout" svg:width="23.912cm" svg:height="15.277cm" svg:x="2.123cm" svg:y="1.923cm" presentation:class="title" presentation:user-transformed="true">
          <draw:text-box>
            <text:p text:style-name="P1">Request Tracker 3.8 &amp; 4.0<text:line-break/><text:line-break/>Stefan Hornburg<text:line-break/><text:line-break/>YAPC::EU::2009<text:line-break/><text:line-break/><text:span text:style-name="T1">Lisbon, 5th August 2009</text:span><text:line-break/><text:line-break/><text:line-break/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2" draw:text-style-name="P2" draw:layer="layout" svg:width="14.926cm" svg:height="23.401cm" svg:x="3.34cm" svg:y="13.292cm" presentation:class="notes" presentation:user-transformed="true">
            <draw:text-box>
              <text:p text:style-name="P2">Introduction</text:p>
              <text:p text:style-name="P2"/>
              <text:p text:style-name="P2">Start the talk what RT is about, why to come involved with it and how do I take advantage of RT 3.8.</text:p>
              <text:p text:style-name="P2"/>
              <text:p text:style-name="P2">Request Tracker, usually abbreviated to RT is a ticket system to capturing and </text:p>
              <text:p text:style-name="P2">managing tasks and issues belonging to projects and/or clients. It is used by small and large organizations all over the world.</text:p>
              <text:p text:style-name="P2"/>
              <text:p text:style-name="P2">I came across RT when I started to work for clients in NY. One of this clients is a webhosting company, which uses RT for communication with his clients. Mostly simple tasks like adding new domains, new email addresses and such.</text:p>
              <text:p text:style-name="P2"/>
              <text:p text:style-name="P2">After that I installed more instances of RT,</text:p>
              <text:p text:style-name="P2">for example for my client in Vienna and one instance for my clients in general.</text:p>
              <text:p text:style-name="P2"/>
              <text:p text:style-name="P2"/>
            </draw:text-box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equest Tracker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Bugtracking System for Perl / CPAN</text:p>
              </text:list-item>
              <text:list-item>
                <text:p text:style-name="P1">Trouble Ticket System</text:p>
                <text:list>
                  <text:list-item>
                    <text:p text:style-name="P1">Companies</text:p>
                  </text:list-item>
                  <text:list-item>
                    <text:p text:style-name="P1">Organizations</text:p>
                  </text:list-item>
                </text:list>
              </text:list-item>
              <text:list-item>
                <text:p text:style-name="P1">Customers</text:p>
                <text:list>
                  <text:list-item>
                    <text:p text:style-name="P1">Few instances dedicated to clients and organizations</text:p>
                  </text:list-item>
                  <text:list-item>
                    <text:p text:style-name="P1">One instance for other clients</text:p>
                  </text:list-item>
                </text:list>
              </text:list-item>
              <text:list-item>
                <text:p text:style-name="P1">Best Practica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Request Tracker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Introduction</text:p>
                <text:list>
                  <text:list-item>
                    <text:p text:style-name="P1">Basics</text:p>
                  </text:list-item>
                  <text:list-item>
                    <text:p text:style-name="P1">Customizations</text:p>
                  </text:list-item>
                  <text:list-item>
                    <text:p text:style-name="P1">Interfaces</text:p>
                  </text:list-item>
                </text:list>
              </text:list-item>
              <text:list-item>
                <text:p>REST</text:p>
              </text:list-item>
              <text:list-item>
                <text:p text:style-name="P1">Plugins</text:p>
              </text:list-item>
              <text:list-item>
                <text:p text:style-name="P1">RT 4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Basic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Ticket System</text:p>
                <text:list>
                  <text:list-item>
                    <text:p text:style-name="P1">Tasks, Projects, Times, Teamwork</text:p>
                  </text:list-item>
                </text:list>
              </text:list-item>
              <text:list-item>
                <text:p text:style-name="P1">Queues</text:p>
              </text:list-item>
              <text:list-item>
                <text:p text:style-name="P1">Tickets</text:p>
                <text:list>
                  <text:list-item>
                    <text:p text:style-name="P1">Transactions</text:p>
                  </text:list-item>
                  <text:list-item>
                    <text:p text:style-name="P1">Status</text:p>
                  </text:list-item>
                  <text:list-item>
                    <text:p text:style-name="P1">Dates</text:p>
                  </text:list-item>
                  <text:list-item>
                    <text:p text:style-name="P1">Attachments</text:p>
                  </text:list-item>
                </text:list>
              </text:list-item>
              <text:list-item>
                <text:p text:style-name="P1">Users</text:p>
                <text:list>
                  <text:list-item>
                    <text:p text:style-name="P1">Groups, Righ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Customization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Callbacks</text:p>
              </text:list-item>
              <text:list-item>
                <text:p text:style-name="P1">Overlay</text:p>
              </text:list-item>
              <text:list-item>
                <text:p text:style-name="P1">'local' directory</text:p>
              </text:list-item>
              <text:list-item>
                <text:p text:style-name="P1">Custom Fields</text:p>
              </text:list-item>
              <text:list-item>
                <text:p text:style-name="P1">Scrips</text:p>
              </text:list-item>
              <text:list-item>
                <text:p text:style-name="P1">Extensions (Plugins)</text:p>
              </text:list-item>
              <text:list-item>
                <text:p text:style-name="P1">http://wiki.bestpractical.com/view/CleanlyCustomizeR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Interface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Web</text:p>
                <text:list>
                  <text:list-item>
                    <text:p text:style-name="P1">View and manipulate tickets</text:p>
                  </text:list-item>
                  <text:list-item>
                    <text:p text:style-name="P1">Convenient but not lazy</text:p>
                  </text:list-item>
                </text:list>
              </text:list-item>
              <text:list-item>
                <text:p text:style-name="P1">Email</text:p>
                <text:list>
                  <text:list-item>
                    <text:p text:style-name="P1">Create, correspond, comment on tickets</text:p>
                  </text:list-item>
                  <text:list-item>
                    <text:p text:style-name="P1">Manipulate tickets through plugins</text:p>
                  </text:list-item>
                </text:list>
              </text:list-item>
              <text:list-item>
                <text:p text:style-name="P1">Commandline</text:p>
                <text:list>
                  <text:list-item>
                    <text:p text:style-name="P1">View and manipulate tickets</text:p>
                  </text:list-item>
                </text:list>
              </text:list-item>
              <text:list-item>
                <text:p text:style-name="P1">REST</text:p>
                <text:list>
                  <text:list-item>
                    <text:p text:style-name="P1">View and manipulate tickets with Perl scrip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Playground</text:p>
          </draw:text-box>
        </draw:frame>
        <draw:frame presentation:style-name="pr7" draw:text-style-name="P5" draw:layer="layout" svg:width="24.369cm" svg:height="13.465cm" svg:x="1.905cm" svg:y="4.315cm" presentation:class="subtitle" presentation:user-transformed="true">
          <draw:text-box>
            <text:p text:style-name="P4"><text:span text:style-name="T2">URL: http://support.linuxia.de/rt</text:span></text:p>
            <text:p text:style-name="P4"><text:span text:style-name="T2">Login: oslo/oslo6</text:span></text:p>
            <text:p text:style-name="P4"><text:span text:style-name="T2">Queue: Nordic Perl Workshop</text:span></text:p>
            <text:p text:style-name="P4"><text:span text:style-name="T2">Email: npw@support.linuxia.de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CLI</text:p>
          </draw:text-box>
        </draw:frame>
        <draw:frame presentation:style-name="pr8" draw:text-style-name="P7" draw:layer="layout" svg:width="24.369cm" svg:height="14.819cm" svg:x="2.058cm" svg:y="4.901cm" presentation:class="subtitle" presentation:user-transformed="true">
          <draw:text-box>
            <text:p text:style-name="P6"><text:span text:style-name="T3">New Queue:</text:span></text:p>
            <text:p text:style-name="P6"><text:span text:style-name="T4"/></text:p>
            <text:p text:style-name="P6"><text:span text:style-name="T5">$ rt create -t queue set name='Perl-Workshop'</text:span></text:p>
            <text:p text:style-name="P6"><text:span text:style-name="T5"># Queue 4 created.</text:span></text:p>
            <text:p text:style-name="P6"><text:span text:style-name="T5"/></text:p>
            <text:p text:style-name="P6"><text:span text:style-name="T3">New Ticket:</text:span></text:p>
            <text:p text:style-name="P6"><text:span text:style-name="T5"/></text:p>
            <text:p text:style-name="P6"><text:span text:style-name="T5">$ rt create -t ticket set subject='Presentation Slides' \</text:span></text:p>
            <text:p text:style-name="P6"><text:span text:style-name="T5"><text:s text:c="2"/></text:span><text:span text:style-name="T5">set queue='Perl-Workshop' </text:span></text:p>
            <text:p text:style-name="P6"><text:span text:style-name="T5"># Ticket 11 created.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5" draw:text-style-name="P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3T0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CLI</text:p>
          </draw:text-box>
        </draw:frame>
        <draw:frame presentation:style-name="pr7" draw:text-style-name="P9" draw:layer="layout" svg:width="24.369cm" svg:height="13.465cm" svg:x="2.058cm" svg:y="5.578cm" presentation:class="subtitle">
          <draw:text-box>
            <text:p text:style-name="P4"><text:span text:style-name="T4">Display ticket:</text:span></text:p>
            <text:p text:style-name="P4"><text:span text:style-name="T4"/></text:p>
            <text:p text:style-name="P4"><text:span text:style-name="T5">$ rt show ticket/11 -f id,subject,queue,requestors,owner</text:span></text:p>
            <text:p text:style-name="P4"><text:span text:style-name="T5">id: ticket/11</text:span></text:p>
            <text:p text:style-name="P4"><text:span text:style-name="T5">Subject: Presentation Slides</text:span></text:p>
            <text:p text:style-name="P4"><text:span text:style-name="T5">Queue: Perl-Workshop</text:span></text:p>
            <text:p text:style-name="P4"><text:span text:style-name="T5">Requestors: racke@linuxia.de</text:span></text:p>
            <text:p text:style-name="P4"><text:span text:style-name="T5">Owner: Nobody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5" draw:text-style-name="P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EST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REST via HTTP</text:p>
                <text:list>
                  <text:list-item>
                    <text:p text:style-name="P1">Access with RT username and password (using same permissions)</text:p>
                  </text:list-item>
                  <text:list-item>
                    <text:p text:style-name="P1">No RT installation required</text:p>
                  </text:list-item>
                </text:list>
              </text:list-item>
              <text:list-item>
                <text:p text:style-name="P1">RT::Client::RES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9" draw:layer="layout" svg:width="23.912cm" svg:height="3.257cm" svg:x="2.058cm" svg:y="1.009cm" presentation:class="title" presentation:user-transformed="true">
          <draw:text-box>
            <text:p>RT::Client::REST</text:p>
          </draw:text-box>
        </draw:frame>
        <draw:frame presentation:style-name="pr10" draw:layer="layout" svg:width="24.369cm" svg:height="13.61cm" svg:x="2.058cm" svg:y="5.453cm" presentation:class="outline">
          <draw:text-box>
            <text:list text:style-name="L3">
              <text:list-item>
                <text:p><text:a xlink:href="http://search.cpan.org/dist/RT-Client-REST/">http://search.cpan.org/dist/RT-Client-REST/</text:a></text:p>
              </text:list-item>
              <text:list-item>
                <text:p>Modules for the RT objects</text:p>
                <text:list>
                  <text:list-item>
                    <text:p>RT::Client::REST::Object (base class)</text:p>
                  </text:list-item>
                  <text:list-item>
                    <text:p>RT::Client::REST::Queue (queue)</text:p>
                  </text:list-item>
                  <text:list-item>
                    <text:p>RT::Client::REST::Ticket (ticket)</text:p>
                  </text:list-item>
                  <text:list-item>
                    <text:p>RT::Client::REST::Transaction (transaction)</text:p>
                  </text:list-item>
                  <text:list-item>
                    <text:p>RT::Client::REST::Attachment (attachment)</text:p>
                  </text:list-item>
                  <text:list-item>
                    <text:p>RT::Client::REST::User (us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9" draw:layer="layout" svg:width="23.912cm" svg:height="3.257cm" svg:x="2.058cm" svg:y="0.909cm" presentation:class="title">
          <draw:text-box>
            <text:p>RT::Client::REST::Queue</text:p>
          </draw:text-box>
        </draw:frame>
        <draw:frame presentation:style-name="pr10" draw:layer="layout" svg:width="24.369cm" svg:height="13.61cm" svg:x="2.058cm" svg:y="5.453cm" presentation:class="outline">
          <draw:text-box>
            <text:list text:style-name="L3">
              <text:list-item>
                <text:p>Operations</text:p>
                <text:list>
                  <text:list-item>
                    <text:p>Retrieve</text:p>
                  </text:list-item>
                  <text:list-item>
                    <text:p>Store (create or update) AdminQueue !?</text:p>
                  </text:list-item>
                  <text:list-item>
                    <text:p>Tickets (except status “deleted”)</text:p>
                  </text:list-item>
                  <text:list-item>
                    <text:p>Add exam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Plugin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Extensions for RT</text:p>
                <text:list>
                  <text:list-item>
                    <text:p text:style-name="P1">Interface formalized in 3.8</text:p>
                  </text:list-item>
                </text:list>
              </text:list-item>
              <text:list-item>
                <text:p text:style-name="P1">Download: CPAN</text:p>
              </text:list-item>
              <text:list-item>
                <text:p text:style-name="P1">Installation</text:p>
                <text:list>
                  <text:list-item>
                    <text:p text:style-name="P1">Standard module installation</text:p>
                  </text:list-item>
                  <text:list-item>
                    <text:p text:style-name="P1">RTHOME environment variable</text:p>
                  </text:list-item>
                </text:list>
              </text:list-item>
              <text:list-item>
                <text:p text:style-name="P1">Configuration: RT_SiteConfig.pm</text:p>
                <text:list>
                  <text:list-item>
                    <text:p text:style-name="P1">@Plugins</text:p>
                  </text:list-item>
                  <text:list-item>
                    <text:p text:style-name="P1">@MailPlug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Plugin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Rtx::Calendar</text:p>
                <text:list>
                  <text:list-item>
                    <text:p text:style-name="P1">Calendar view for tickets</text:p>
                  </text:list-item>
                </text:list>
              </text:list-item>
              <text:list-item>
                <text:p text:style-name="P1">RT::Authen::ExternalAuth</text:p>
                <text:list>
                  <text:list-item>
                    <text:p text:style-name="P1">External lookup of authentication and information</text:p>
                  </text:list-item>
                </text:list>
              </text:list-item>
              <text:list-item>
                <text:p text:style-name="P1">RTx::EmailCompletion</text:p>
                <text:list>
                  <text:list-item>
                    <text:p text:style-name="P1">Auto completion on email fields</text:p>
                  </text:list-item>
                </text:list>
              </text:list-item>
              <text:list-item>
                <text:p text:style-name="P1">RT::Extension::CommandByMail</text:p>
                <text:list>
                  <text:list-item>
                    <text:p text:style-name="P1">Manipulate tickets by email</text:p>
                  </text:list-item>
                </text:list>
              </text:list-item>
              <text:list-item>
                <text:p text:style-name="P1">RT::Extension::ExtractCustomFieldValues</text:p>
                <text:list>
                  <text:list-item>
                    <text:p text:style-name="P1">Extract custom values from emails</text:p>
                  </text:list-item>
                </text:list>
              </text:list-item>
              <text:list-item>
                <text:p>RTx::Tag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Plugins: Installation and Configuration</text:p>
          </draw:text-box>
        </draw:frame>
        <draw:frame presentation:style-name="pr11" draw:text-style-name="P1" draw:layer="layout" svg:width="24.369cm" svg:height="13.716cm" svg:x="1.905cm" svg:y="5.407cm" presentation:class="subtitle" presentation:user-transformed="true">
          <draw:text-box>
            <text:p text:style-name="P6"><text:span text:style-name="T6">$ export RTHOME=/opt/rt3</text:span></text:p>
            <text:p text:style-name="P6"><text:span text:style-name="T6">$ perl Makefile.PL</text:span></text:p>
            <text:p text:style-name="P6"><text:span text:style-name="T6">$ make</text:span></text:p>
            <text:p text:style-name="P6"><text:span text:style-name="T6">$ make install</text:span></text:p>
            <text:p text:style-name="P6"><text:span text:style-name="T6"/></text:p>
            <text:p text:style-name="P6">/opt/rt3/etc/RT_SiteConfig.pm:</text:p>
            <text:p text:style-name="P6"/>
            <text:p text:style-name="P6"><text:span text:style-name="T6">Set(@MailPlugins, qw(Auth::MailFrom Filter::TakeAction));</text:span></text:p>
            <text:p text:style-name="P6"><text:span text:style-name="T6"/></text:p>
            <text:p text:style-name="P6"><text:span text:style-name="T6">Set(@Plugins,(qw(RT::Extension::CommandByMail)));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3T0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Plugins: Portlet</text:p>
          </draw:text-box>
        </draw:frame>
        <draw:frame presentation:style-name="pr7" draw:text-style-name="P10" draw:layer="layout" svg:width="25.639cm" svg:height="13.465cm" svg:x="1.031cm" svg:y="5.585cm" presentation:class="subtitle" presentation:user-transformed="true">
          <draw:text-box>
            <text:p text:style-name="P4"><text:span text:style-name="T7">Set($HomepageComponents, [qw(QuickCreate Quicksearch </text:span><text:span text:style-name="T8">MyCalendar</text:span><text:span text:style-name="T7"> MyAdminQueues MySupportQueues MyReminders RefreshHomepage </text:span><text:span text:style-name="T8">TagCloud</text:span><text:span text:style-name="T7"> Dashboards)]);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2T1">
        <office:forms form:automatic-focus="false" form:apply-design-mode="false"/>
        <draw:frame presentation:style-name="pr12" draw:layer="layout" svg:width="23.912cm" svg:height="3.508cm" svg:x="2.058cm" svg:y="0.784cm" presentation:class="title">
          <draw:text-box>
            <text:p>RTx::Calendar</text:p>
          </draw:text-box>
        </draw:frame>
        <draw:frame presentation:style-name="pr10" draw:layer="layout" svg:width="24.369cm" svg:height="13.61cm" svg:x="2.058cm" svg:y="5.453cm" presentation:class="outline">
          <draw:text-box>
            <text:list text:style-name="L3">
              <text:list-item>
                <text:p>Calendar view for tickets</text:p>
                <text:list>
                  <text:list-item>
                    <text:p>Overview for homepage (MyCalendar)</text:p>
                  </text:list-item>
                  <text:list-item>
                    <text:p>Search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2T1">
        <office:forms form:automatic-focus="false" form:apply-design-mode="false"/>
        <draw:frame presentation:style-name="pr12" draw:layer="layout" svg:width="23.912cm" svg:height="3.508cm" svg:x="2.058cm" svg:y="0.784cm" presentation:class="title">
          <draw:text-box>
            <text:p>RTx::Tags</text:p>
          </draw:text-box>
        </draw:frame>
        <draw:frame presentation:style-name="pr10" draw:layer="layout" svg:width="24.369cm" svg:height="13.61cm" svg:x="2.058cm" svg:y="5.453cm" presentation:class="outline">
          <draw:text-box>
            <text:list text:style-name="L3">
              <text:list-item>
                <text:p>Tag Cloud</text:p>
              </text:list-item>
              <text:list-item>
                <text:p>Requires HTML::TagCloud</text:p>
              </text:list-item>
              <text:list-item>
                <text:p>Create Custom Field 'Tags'</text:p>
                <text:list>
                  <text:list-item>
                    <text:p>Enter one value</text:p>
                  </text:list-item>
                  <text:list-item>
                    <text:p>Applies to tickets</text:p>
                  </text:list-item>
                </text:list>
              </text:list-item>
              <text:list-item>
                <text:p>TagCloud =&gt; $HomepageComponent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2T1">
        <office:forms form:automatic-focus="false" form:apply-design-mode="false"/>
        <draw:frame presentation:style-name="pr12" draw:layer="layout" svg:width="23.912cm" svg:height="3.508cm" svg:x="2.058cm" svg:y="0.784cm" presentation:class="title">
          <draw:text-box>
            <text:p>RTx::EmailCompletion</text:p>
          </draw:text-box>
        </draw:frame>
        <draw:frame presentation:style-name="pr10" draw:layer="layout" svg:width="24.369cm" svg:height="13.61cm" svg:x="2.058cm" svg:y="5.453cm" presentation:class="outline">
          <draw:text-box>
            <text:list text:style-name="L3">
              <text:list-item>
                <text:p>Auto completion on email fields through Ajax</text:p>
              </text:list-item>
              <text:list-item>
                <text:p>LDAP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2T1">
        <office:forms form:automatic-focus="false" form:apply-design-mode="false"/>
        <draw:frame presentation:style-name="pr12" draw:layer="layout" svg:width="23.912cm" svg:height="3.508cm" svg:x="2.058cm" svg:y="0.784cm" presentation:class="title">
          <draw:text-box>
            <text:p>RT::Authen::ExternalAuth</text:p>
          </draw:text-box>
        </draw:frame>
        <draw:frame presentation:style-name="pr10" draw:layer="layout" svg:width="24.369cm" svg:height="13.61cm" svg:x="2.058cm" svg:y="5.453cm" presentation:class="outline">
          <draw:text-box>
            <text:list text:style-name="L3">
              <text:list-item>
                <text:p>Authenticate RT user against external data sources</text:p>
                <text:list>
                  <text:list-item>
                    <text:p>LDAP</text:p>
                  </text:list-item>
                  <text:list-item>
                    <text:p>DBI</text:p>
                  </text:list-item>
                  <text:list-item>
                    <text:p>SSO with external cook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3T0">
        <office:forms form:automatic-focus="false" form:apply-design-mode="false"/>
        <draw:frame presentation:style-name="pr9" draw:layer="layout" svg:width="23.912cm" svg:height="3.257cm" svg:x="2.058cm" svg:y="0.909cm" presentation:class="title">
          <draw:text-box>
            <text:p>RT::Extension::CommandByMail</text:p>
          </draw:text-box>
        </draw:frame>
        <draw:frame presentation:style-name="pr13" draw:layer="layout" svg:width="24.369cm" svg:height="13.61cm" svg:x="2.058cm" svg:y="5.578cm" presentation:class="subtitle" presentation:placeholder="true">
          <draw:text-box/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3T0">
        <office:forms form:automatic-focus="false" form:apply-design-mode="false"/>
        <draw:frame presentation:style-name="pr9" draw:layer="layout" svg:width="23.912cm" svg:height="3.257cm" svg:x="2.058cm" svg:y="0.909cm" presentation:class="title">
          <draw:text-box>
            <text:p>RT::Extension::ExtractCustomFieldValues</text:p>
          </draw:text-box>
        </draw:frame>
        <draw:frame presentation:style-name="pr13" draw:layer="layout" svg:width="24.369cm" svg:height="13.61cm" svg:x="2.058cm" svg:y="5.578cm" presentation:class="subtitle" presentation:placeholder="true">
          <draw:text-box/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equest Tracker 4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Complete overhaul of the codebase</text:p>
              </text:list-item>
              <text:list-item>
                <text:p text:style-name="P1">Jifty web application platform</text:p>
              </text:list-item>
              <text:list-item>
                <text:p text:style-name="P1">TicketSQL extended as tisql</text:p>
                <text:list>
                  <text:list-item>
                    <text:p text:style-name="P1">New powerful query language</text:p>
                  </text:list-item>
                </text:list>
              </text:list-item>
              <text:list-item>
                <text:p text:style-name="P1">Scrips replaced by Lorzy</text:p>
                <text:list>
                  <text:list-item>
                    <text:p text:style-name="P1">Lisp-like mini language</text:p>
                  </text:list-item>
                </text:list>
              </text:list-item>
              <text:list-item>
                <text:p text:style-name="P1">Date and Time rationalization</text:p>
                <text:list>
                  <text:list-item>
                    <text:p text:style-name="P1">DateTime suite</text:p>
                  </text:list-item>
                </text:list>
              </text:list-item>
              <text:list-item>
                <text:p>Status</text:p>
                <text:list>
                  <text:list-item>
                    <text:p>Different set of status for different que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Conclusion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Use RT and report bugs</text:p>
              </text:list-item>
              <text:list-item>
                <text:p text:style-name="P1">Get slides </text:p>
                <text:list>
                  <text:list-item>
                    <text:p text:style-name="P1">http://www.linuxia.de/talks/yapc2009/</text:p>
                  </text:list-item>
                </text:list>
              </text:list-item>
              <text:list-item>
                <text:p text:style-name="P1">Contact me</text:p>
                <text:list>
                  <text:list-item>
                    <text:p text:style-name="P1">racke@linuxia.de</text:p>
                  </text:list-item>
                  <text:list-item>
                    <text:p text:style-name="P1">IRC #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M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86cm" svg:x="2.058cm" svg:y="5.453cm" presentation:class="outline" presentation:placeholder="true">
        <draw:text-box draw:corner-radius="0.001cm"/>
      </draw:frame>
      <draw:rect draw:style-name="Mgr3" draw:text-style-name="MP3" draw:layer="backgroundobjects" svg:width="25.987cm" svg:height="0.269cm" svg:x="2.012cm" svg:y="19.658cm">
        <text:p/>
      </draw:rect>
      <draw:rect draw:style-name="Mgr3" draw:text-style-name="M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8-11-01T15:31:33</meta:creation-date>
    <dc:date>2009-08-02T12:34:51</dc:date>
    <meta:editing-cycles>144</meta:editing-cycles>
    <meta:editing-duration>PT128H19M57S</meta:editing-duration>
    <meta:document-statistic meta:object-count="111"/>
    <meta:user-defined meta:name="Info 1"/>
    <meta:user-defined meta:name="Info 2"/>
    <meta:user-defined meta:name="Info 3"/>
    <meta:user-defined meta:name="Info 4"/>
  </office:meta>
</office:document-meta>
</file>